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9abb" officeooo:paragraph-rsid="00019abb"/>
    </style:style>
    <style:style style:name="P2" style:family="paragraph" style:parent-style-name="Text_20_body">
      <style:text-properties officeooo:rsid="00022c13" officeooo:paragraph-rsid="00022c13"/>
    </style:style>
    <style:style style:name="P3" style:family="paragraph" style:parent-style-name="Text_20_body">
      <style:text-properties officeooo:rsid="00022c13" officeooo:paragraph-rsid="0006ae5c"/>
    </style:style>
    <style:style style:name="P4" style:family="paragraph" style:parent-style-name="Text_20_body">
      <style:text-properties officeooo:rsid="00031708" officeooo:paragraph-rsid="00031708"/>
    </style:style>
    <style:style style:name="P5" style:family="paragraph" style:parent-style-name="Text_20_body">
      <style:text-properties officeooo:rsid="0008007b" officeooo:paragraph-rsid="00022c13"/>
    </style:style>
    <style:style style:name="P6" style:family="paragraph" style:parent-style-name="Text_20_body">
      <style:text-properties fo:font-style="normal" officeooo:rsid="00022c13" officeooo:paragraph-rsid="00022c13" style:font-style-asian="normal" style:font-style-complex="normal"/>
    </style:style>
    <style:style style:name="P7" style:family="paragraph" style:parent-style-name="Title">
      <style:text-properties officeooo:rsid="00019abb" officeooo:paragraph-rsid="00019abb"/>
    </style:style>
    <style:style style:name="P8" style:family="paragraph" style:parent-style-name="Text_20_body">
      <style:text-properties officeooo:rsid="00022c13" officeooo:paragraph-rsid="00022c13"/>
    </style:style>
    <style:style style:name="P9" style:family="paragraph" style:parent-style-name="Text_20_body">
      <style:text-properties officeooo:rsid="000aa1ba" officeooo:paragraph-rsid="000aa1ba"/>
    </style:style>
    <style:style style:name="P10" style:family="paragraph" style:parent-style-name="Heading_20_3">
      <style:text-properties officeooo:rsid="00019abb" officeooo:paragraph-rsid="00019ab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22c13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45db0"/>
    </style:style>
    <style:style style:name="T5" style:family="text">
      <style:text-properties officeooo:rsid="0006ae5c"/>
    </style:style>
    <style:style style:name="T6" style:family="text">
      <style:text-properties officeooo:rsid="00092286"/>
    </style:style>
    <style:style style:name="T7" style:family="text">
      <style:text-properties officeooo:rsid="000afb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dvanced Python Lab 1.</text:p>
      <text:p text:style-name="P1"/>
      <text:h text:style-name="P10" text:outline-level="3">Objective: </text:h>
      <text:p text:style-name="P1">Gain an understanding of object oriented systems design using UML class diagrams to model an application as described in this lab exercise. </text:p>
      <text:p text:style-name="P1"/>
      <text:h text:style-name="P10" text:outline-level="3">Exercise:</text:h>
      <text:p text:style-name="P1">You have been tasked to model an architecture for a new customer, the <text:span text:style-name="T1">Acme </text:span><text:span text:style-name="T2">Chocolate Company.</text:span><text:span text:style-name="T3"> <text:s/></text:span></text:p>
      <text:p text:style-name="P6">They want an application that meets the following requirements. </text:p>
      <text:p text:style-name="P2">1. <text:s/>Keeps track of all the customers in the system. <text:span text:style-name="T5">This data includes the following:</text:span></text:p>
      <text:p text:style-name="P2"><text:s text:c="5"/><text:span text:style-name="T5">Company name</text:span></text:p>
      <text:p text:style-name="P2"><text:s text:c="5"/><text:span text:style-name="T5">Company address</text:span></text:p>
      <text:p text:style-name="P2"><text:s text:c="5"/><text:span text:style-name="T5">Company zip code</text:span></text:p>
      <text:p text:style-name="P2"><text:s text:c="5"/><text:span text:style-name="T5">Company phone number</text:span></text:p>
      <text:p text:style-name="P2"><text:s text:c="5"/><text:span text:style-name="T5">Company fax number</text:span></text:p>
      <text:p text:style-name="P3"><text:s text:c="5"/><text:span text:style-name="T5">Company contact person name</text:span></text:p>
      <text:p text:style-name="P3"><text:s/></text:p>
      <text:p text:style-name="P2">2. <text:s/>Keeps track of all orders placed by the customer. <text:s/>The order includes such data as:</text:p>
      <text:p text:style-name="P2"><text:s text:c="5"/>Customer who ordered the products.</text:p>
      <text:p text:style-name="P2"><text:s text:c="5"/>The date of the order</text:p>
      <text:p text:style-name="P2"><text:s text:c="5"/>The date of the delivery. </text:p>
      <text:p text:style-name="P2"><text:s text:c="5"/>The shipper used. (Shippers can be Federal Express, DHL or UPS).</text:p>
      <text:p text:style-name="P2"><text:s text:c="5"/>The total order price.</text:p>
      <text:p text:style-name="P2"/>
      <text:p text:style-name="P2">3. <text:s/>Keeps track of the order details for each order including:</text:p>
      <text:p text:style-name="P2"><text:s text:c="6"/>How many of each product was ordered.</text:p>
      <text:p text:style-name="P2"/>
      <text:p text:style-name="P9">4. <text:s/>Keeps track of the <text:span text:style-name="T7">p</text:span>roducts that the Acme Chocolate Company sells. </text:p>
      <text:p text:style-name="P2"/>
      <text:p text:style-name="P2"/>
      <text:p text:style-name="P2"/>
      <text:p text:style-name="P2"><text:soft-page-break/></text:p>
      <text:p text:style-name="P2"/>
      <text:p text:style-name="P2">4. <text:s/>Keep track of all of the products that Acme Chocolate Company sells. <text:s/>This product list includes the following information</text:p>
      <text:p text:style-name="P2"><text:s text:c="7"/>The product name</text:p>
      <text:p text:style-name="P2"><text:s text:c="7"/>The product unit price</text:p>
      <text:p text:style-name="P2"><text:s text:c="7"/>The amount in stock.</text:p>
      <text:p text:style-name="P5"/>
      <text:p text:style-name="P4">Produc<text:span text:style-name="T6">e </text:span>an UML class file that models this application. Make sure that you indicate the cardinality of the relationship between the classes. <text:s/><text:span text:style-name="T4">All class objects should show the attributes for the class as well as the methods that operate on those attribut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09:25:32.050666002</meta:creation-date>
    <meta:editing-duration>PT5M15S</meta:editing-duration>
    <meta:editing-cycles>10</meta:editing-cycles>
    <meta:generator>LibreOffice/4.2.8.2$Linux_X86_64 LibreOffice_project/420m0$Build-2</meta:generator>
    <dc:date>2016-10-08T21:35:24.087711195</dc:date>
    <meta:document-statistic meta:table-count="0" meta:image-count="0" meta:object-count="0" meta:page-count="2" meta:paragraph-count="28" meta:word-count="234" meta:character-count="1483" meta:non-whitespace-character-count="1177"/>
  </office:meta>
</office:document-meta>
</file>